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29fcf0" draw:textarea-horizontal-align="justify" draw:textarea-vertical-align="middle" draw:auto-grow-height="false" fo:min-height="0.461cm" fo:min-width="0.211cm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798cm" fo:min-width="0.897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294cm" fo:min-width="0.044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7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132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0.112cm" fo:min-width="0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04cm"/>
    </style:style>
    <style:style style:name="gr10" style:family="graphic" style:parent-style-name="objectwithoutfill">
      <style:graphic-properties svg:stroke-width="0.102cm" svg:stroke-color="#e6e6e6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4cm"/>
    </style:style>
    <style:style style:name="gr17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cm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245cm" fo:min-width="0.008cm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461cm" fo:min-width="0.211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29fcf0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text-properties fo:font-size="10.5pt" fo:font-style="italic" style:font-size-asian="10.5pt" style:font-style-asian="italic" style:font-size-complex="10.5pt" style:font-style-complex="italic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e6e6ff"/>
      <style:paragraph-properties fo:text-align="center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11cm" svg:height="0.711cm" svg:x="17.01cm" svg:y="7.3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2.3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27cm" svg:height="1.27cm" svg:x="6.63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97cm" svg:height="3.048cm" svg:x="4.446cm" svg:y="3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762cm" svg:height="0.762cm" svg:x="2.562cm" svg:y="2.96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4" xml:id="id4" draw:id="id4" draw:layer="layout" svg:width="0.762cm" svg:height="0.762cm" svg:x="6.878cm" svg:y="7.23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5" draw:text-style-name="P5" draw:layer="layout" svg:width="5.201cm" svg:height="0.662cm" svg:x="0.944cm" svg:y="2.239cm">
          <draw:text-box>
            <text:p><text:span text:style-name="T1">Wait for / Signal free canister</text:span></text:p>
          </draw:text-box>
        </draw:frame>
        <draw:frame draw:style-name="gr6" draw:text-style-name="P5" draw:layer="layout" svg:width="3.973cm" svg:height="0.662cm" svg:x="5.416cm" svg:y="8.187cm">
          <draw:text-box>
            <text:p><text:span text:style-name="T1">Signal / Wait for input</text:span></text:p>
          </draw:text-box>
        </draw:frame>
        <draw:frame draw:style-name="gr7" draw:text-style-name="P6" draw:layer="layout" svg:width="1.632cm" svg:height="0.725cm" svg:x="4.412cm" svg:y="5.095cm">
          <draw:text-box>
            <text:p><text:span text:style-name="T2">TUBE</text:span></text:p>
          </draw:text-box>
        </draw:frame>
        <draw:custom-shape draw:style-name="gr8" draw:text-style-name="P4" draw:layer="layout" svg:width="0.508cm" svg:height="0.508cm" svg:x="3.21cm" svg:y="14.23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7" draw:layer="layout" svg:width="3.004cm" svg:height="0.645cm" svg:x="3.823cm" svg:y="14.174cm">
          <draw:text-box>
            <text:p><text:span text:style-name="T3">EVL semaphore</text:span></text:p>
          </draw:text-box>
        </draw:frame>
        <draw:line draw:style-name="gr10" draw:text-style-name="P8" draw:layer="layout" svg:x1="9.855cm" svg:y1="2.27cm" svg:x2="9.89cm" svg:y2="12.303cm">
          <text:p/>
        </draw:line>
        <draw:frame draw:style-name="gr11" draw:text-style-name="P7" draw:layer="layout" svg:width="1.319cm" svg:height="0.645cm" svg:x="2.287cm" svg:y="5.125cm">
          <draw:text-box>
            <text:p><text:span text:style-name="T3">Send</text:span></text:p>
          </draw:text-box>
        </draw:frame>
        <draw:frame draw:style-name="gr12" draw:text-style-name="P7" draw:layer="layout" svg:width="1.306cm" svg:height="0.645cm" svg:x="6.608cm" svg:y="5.126cm">
          <draw:text-box>
            <text:p><text:span text:style-name="T3">Recv</text:span></text:p>
          </draw:text-box>
        </draw:frame>
        <draw:custom-shape draw:style-name="gr13" draw:text-style-name="P2" draw:layer="layout" svg:width="0.508cm" svg:height="0.508cm" svg:x="3.21cm" svg:y="1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47cm" svg:height="0.645cm" svg:x="3.799cm" svg:y="12.847cm">
          <draw:text-box>
            <text:p><text:span text:style-name="T3">Out-of-band thread</text:span></text:p>
          </draw:text-box>
        </draw:frame>
        <draw:custom-shape draw:style-name="gr15" draw:text-style-name="P9" draw:layer="layout" svg:width="0.508cm" svg:height="0.508cm" svg:x="3.209cm" svg:y="1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2.784cm" svg:height="0.645cm" svg:x="3.798cm" svg:y="13.5cm">
          <draw:text-box>
            <text:p><text:span text:style-name="T3">In-band thread</text:span></text:p>
          </draw:text-box>
        </draw:frame>
        <draw:connector draw:style-name="gr17" draw:text-style-name="P8" draw:layer="layout" svg:x1="7.269cm" svg:y1="4.81cm" svg:x2="3.324cm" svg:y2="3.344cm" draw:start-shape="id1" draw:start-glue-point="4" draw:end-shape="id2" draw:end-glue-point="10" svg:d="M7269 4810v-1466h-3945" svg:viewBox="0 0 3946 1467">
          <text:p/>
        </draw:connector>
        <draw:connector draw:style-name="gr17" draw:text-style-name="P8" draw:layer="layout" svg:x1="2.943cm" svg:y1="3.725cm" svg:x2="2.945cm" svg:y2="4.81cm" draw:start-shape="id2" draw:start-glue-point="8" draw:end-shape="id3" draw:end-glue-point="4" svg:d="M2943 3725v543h2v542" svg:viewBox="0 0 3 1086">
          <text:p/>
        </draw:connector>
        <draw:connector draw:style-name="gr17" draw:text-style-name="P8" draw:layer="layout" svg:x1="2.945cm" svg:y1="6.08cm" svg:x2="6.878cm" svg:y2="7.617cm" draw:start-shape="id3" draw:start-glue-point="8" draw:end-shape="id4" draw:end-glue-point="6" svg:d="M2945 6080v1537h3933" svg:viewBox="0 0 3934 1538">
          <text:p/>
        </draw:connector>
        <draw:connector draw:style-name="gr17" draw:text-style-name="P8" draw:layer="layout" svg:x1="7.259cm" svg:y1="7.236cm" svg:x2="7.269cm" svg:y2="6.08cm" draw:start-shape="id4" draw:start-glue-point="4" draw:end-shape="id1" draw:end-glue-point="8" svg:d="M7259 7236v-578h10v-578" svg:viewBox="0 0 11 1157">
          <text:p/>
        </draw:connector>
        <draw:custom-shape draw:style-name="gr2" draw:text-style-name="P2" xml:id="id7" draw:id="id7" draw:layer="layout" svg:width="1.27cm" svg:height="1.27cm" svg:x="12.41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5" draw:id="id5" draw:layer="layout" svg:width="1.27cm" svg:height="1.27cm" svg:x="16.73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97cm" svg:height="3.048cm" svg:x="14.547cm" svg:y="3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762cm" svg:height="0.762cm" svg:x="12.663cm" svg:y="2.96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5" draw:text-style-name="P5" draw:layer="layout" svg:width="5.201cm" svg:height="0.662cm" svg:x="11.045cm" svg:y="2.239cm">
          <draw:text-box>
            <text:p><text:span text:style-name="T1">Wait for / Signal free canister</text:span></text:p>
          </draw:text-box>
        </draw:frame>
        <draw:frame draw:style-name="gr6" draw:text-style-name="P5" draw:layer="layout" svg:width="3.973cm" svg:height="0.662cm" svg:x="15.517cm" svg:y="8.187cm">
          <draw:text-box>
            <text:p><text:span text:style-name="T1">Signal / Wait for input</text:span></text:p>
          </draw:text-box>
        </draw:frame>
        <draw:frame draw:style-name="gr7" draw:text-style-name="P6" draw:layer="layout" svg:width="1.632cm" svg:height="0.725cm" svg:x="14.513cm" svg:y="5.095cm">
          <draw:text-box>
            <text:p><text:span text:style-name="T2">TUBE</text:span></text:p>
          </draw:text-box>
        </draw:frame>
        <draw:frame draw:style-name="gr11" draw:text-style-name="P7" draw:layer="layout" svg:width="1.319cm" svg:height="0.645cm" svg:x="12.388cm" svg:y="5.125cm">
          <draw:text-box>
            <text:p><text:span text:style-name="T3">Send</text:span></text:p>
          </draw:text-box>
        </draw:frame>
        <draw:frame draw:style-name="gr12" draw:text-style-name="P7" draw:layer="layout" svg:width="1.306cm" svg:height="0.645cm" svg:x="16.709cm" svg:y="5.126cm">
          <draw:text-box>
            <text:p><text:span text:style-name="T3">Recv</text:span></text:p>
          </draw:text-box>
        </draw:frame>
        <draw:connector draw:style-name="gr17" draw:text-style-name="P8" draw:layer="layout" svg:x1="17.37cm" svg:y1="4.81cm" svg:x2="13.425cm" svg:y2="3.344cm" draw:start-shape="id5" draw:start-glue-point="4" draw:end-shape="id6" draw:end-glue-point="10" svg:d="M17370 4810v-1466h-3945" svg:viewBox="0 0 3946 1467">
          <text:p/>
        </draw:connector>
        <draw:connector draw:style-name="gr17" draw:text-style-name="P8" draw:layer="layout" svg:x1="13.044cm" svg:y1="3.725cm" svg:x2="13.046cm" svg:y2="4.81cm" draw:start-shape="id6" draw:start-glue-point="8" draw:end-shape="id7" draw:end-glue-point="4" svg:d="M13044 3725v543h2v542" svg:viewBox="0 0 3 1086">
          <text:p/>
        </draw:connector>
        <draw:connector draw:style-name="gr17" draw:text-style-name="P8" draw:layer="layout" svg:x1="13.046cm" svg:y1="6.08cm" svg:x2="17.027cm" svg:y2="7.769cm" draw:start-shape="id7" draw:start-glue-point="8" draw:end-shape="id8" draw:end-glue-point="5" svg:d="M13046 6080v1689h3981" svg:viewBox="0 0 3982 1690">
          <text:p/>
        </draw:connector>
        <draw:connector draw:style-name="gr17" draw:text-style-name="P8" draw:layer="layout" svg:x1="17.37cm" svg:y1="7.426cm" svg:x2="17.37cm" svg:y2="6.08cm" draw:start-shape="id8" draw:start-glue-point="0" draw:end-shape="id5" draw:end-glue-point="8" svg:d="M17370 7426v-1346" svg:viewBox="0 0 1 1347">
          <text:p/>
        </draw:connector>
        <draw:custom-shape draw:style-name="gr18" draw:text-style-name="P9" xml:id="id11" draw:id="id11" draw:layer="layout" svg:width="1.27cm" svg:height="1.27cm" svg:x="12.412cm" svg:y="12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27cm" svg:height="1.27cm" svg:x="16.736cm" svg:y="12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97cm" svg:height="3.048cm" svg:x="14.548cm" svg:y="11.13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201cm" svg:height="0.662cm" svg:x="11.046cm" svg:y="9.439cm">
          <draw:text-box>
            <text:p><text:span text:style-name="T1">W</text:span><text:span text:style-name="T1">ait </text:span><text:span text:style-name="T1">for </text:span><text:span text:style-name="T1">/ </text:span><text:span text:style-name="T1">Si</text:span><text:span text:style-name="T1">gn</text:span><text:span text:style-name="T1">al </text:span><text:span text:style-name="T1">fre</text:span><text:span text:style-name="T1">e </text:span><text:span text:style-name="T1">ca</text:span><text:span text:style-name="T1">nis</text:span><text:span text:style-name="T1">ter</text:span></text:p>
          </draw:text-box>
        </draw:frame>
        <draw:frame draw:style-name="gr6" draw:text-style-name="P5" draw:layer="layout" svg:width="3.973cm" svg:height="0.662cm" svg:x="15.518cm" svg:y="15.487cm">
          <draw:text-box>
            <text:p><text:span text:style-name="T1">Signal / Wait for </text:span><text:span text:style-name="T1">input</text:span></text:p>
          </draw:text-box>
        </draw:frame>
        <draw:frame draw:style-name="gr7" draw:text-style-name="P6" draw:layer="layout" svg:width="1.632cm" svg:height="0.725cm" svg:x="14.514cm" svg:y="12.295cm">
          <draw:text-box>
            <text:p><text:span text:style-name="T2">TUB</text:span><text:span text:style-name="T2">E</text:span></text:p>
          </draw:text-box>
        </draw:frame>
        <draw:frame draw:style-name="gr11" draw:text-style-name="P7" draw:layer="layout" svg:width="1.319cm" svg:height="0.645cm" svg:x="12.389cm" svg:y="12.325cm">
          <draw:text-box>
            <text:p><text:span text:style-name="T3">Send</text:span></text:p>
          </draw:text-box>
        </draw:frame>
        <draw:frame draw:style-name="gr12" draw:text-style-name="P7" draw:layer="layout" svg:width="1.306cm" svg:height="0.645cm" svg:x="16.71cm" svg:y="12.326cm">
          <draw:text-box>
            <text:p><text:span text:style-name="T3">Recv</text:span></text:p>
          </draw:text-box>
        </draw:frame>
        <draw:connector draw:style-name="gr17" draw:text-style-name="P8" draw:layer="layout" svg:x1="17.371cm" svg:y1="12.01cm" svg:x2="13.397cm" svg:y2="10.538cm" draw:start-shape="id9" draw:start-glue-point="4" draw:end-shape="id10" draw:end-glue-point="1" svg:d="M17371 12010v-1472h-3974" svg:viewBox="0 0 3975 1473">
          <text:p/>
        </draw:connector>
        <draw:connector draw:style-name="gr17" draw:text-style-name="P8" draw:layer="layout" svg:x1="13.046cm" svg:y1="10.912cm" svg:x2="13.047cm" svg:y2="12.01cm" draw:end-shape="id11" draw:end-glue-point="4" svg:d="M13046 10912v299h1v799" svg:viewBox="0 0 2 1099">
          <text:p/>
        </draw:connector>
        <draw:connector draw:style-name="gr17" draw:text-style-name="P8" draw:layer="layout" svg:x1="13.047cm" svg:y1="13.28cm" svg:x2="16.992cm" svg:y2="14.976cm" draw:start-shape="id11" draw:start-glue-point="8" draw:end-shape="id12" draw:end-glue-point="6" svg:d="M13047 13280v1696h3945" svg:viewBox="0 0 3946 1697">
          <text:p/>
        </draw:connector>
        <draw:connector draw:style-name="gr17" draw:text-style-name="P8" draw:layer="layout" svg:x1="17.373cm" svg:y1="14.595cm" svg:x2="17.371cm" svg:y2="13.28cm" draw:start-shape="id12" draw:start-glue-point="4" draw:end-shape="id9" draw:end-glue-point="8" svg:d="M17373 14595v-657h-2v-658" svg:viewBox="0 0 3 1316">
          <text:p/>
        </draw:connector>
        <draw:custom-shape draw:style-name="gr4" draw:text-style-name="P4" xml:id="id12" draw:id="id12" draw:layer="layout" svg:width="0.762cm" svg:height="0.762cm" svg:x="16.992cm" svg:y="14.59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9" draw:text-style-name="P7" draw:layer="layout" svg:width="3.66cm" svg:height="0.645cm" svg:x="3.823cm" svg:y="14.879cm">
          <draw:text-box>
            <text:p><text:span text:style-name="T3">EVL proxy + eventfd</text:span></text:p>
          </draw:text-box>
        </draw:frame>
        <draw:custom-shape draw:style-name="gr20" draw:text-style-name="P2" draw:layer="layout" svg:width="0.508cm" svg:height="0.495cm" svg:x="3.238cm" svg:y="14.9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9cm" svg:height="0.478cm" svg:x="3.25cm" svg:y="14.96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" xml:id="id10" draw:id="id10" draw:layer="layout" svg:width="0.711cm" svg:height="0.711cm" svg:x="12.686cm" svg:y="10.1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8" draw:id="id8" draw:layer="layout" svg:width="0.686cm" svg:height="0.686cm" svg:x="17.027cm" svg:y="7.4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9" draw:layer="layout" svg:width="0.711cm" svg:height="0.711cm" svg:x="12.682cm" svg:y="10.19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11-30T11:06:31.447306100</meta:creation-date>
    <dc:date>2019-11-30T15:44:00.935805969</dc:date>
    <dc:creator>Philippe GERUM</dc:creator>
    <meta:editing-duration>PT52M36S</meta:editing-duration>
    <meta:editing-cycles>26</meta:editing-cycles>
    <meta:generator>LibreOffice/6.2.8.2$Linux_X86_64 LibreOffice_project/20$Build-2</meta:generator>
    <meta:document-statistic meta:object-count="54"/>
  </office:meta>
</office:document-meta>
</file>